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48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44.7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Note</text:p>
          </table:table-cell>
          <table:table-cell table:style-name="Default" office:value-type="string" calcext:value-type="string">
            <text:p>Freq (Hz)</text:p>
          </table:table-cell>
          <table:table-cell office:value-type="string" calcext:value-type="string">
            <text:p>Left Motor PWM Freq</text:p>
          </table:table-cell>
          <table:table-cell/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1.6255653" calcext:value-type="float">
            <text:p>2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1.6255653" calcext:value-type="float">
            <text:p>262</text:p>
          </table:table-cell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277.182631" calcext:value-type="float">
            <text:p>277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93.6647679" calcext:value-type="float">
            <text:p>2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3.6647679" calcext:value-type="float">
            <text:p>294</text:p>
          </table:table-cell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311.1269837" calcext:value-type="float">
            <text:p>311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9.6275569" calcext:value-type="float">
            <text:p>3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9.6275569" calcext:value-type="float">
            <text:p>33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49.2282314" calcext:value-type="float">
            <text:p>3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49.2282314" calcext:value-type="float">
            <text:p>349</text:p>
          </table:table-cell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369.9944227" calcext:value-type="float">
            <text:p>370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91.995436" calcext:value-type="float">
            <text:p>39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91.995436" calcext:value-type="float">
            <text:p>392</text:p>
          </table:table-cell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415.3046976" calcext:value-type="float">
            <text:p>415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float" office:value="466.1637615" calcext:value-type="float">
            <text:p>466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93.8833013" calcext:value-type="float">
            <text:p>49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93.8833013" calcext:value-type="float">
            <text:p>494</text:p>
          </table:table-cell>
        </table:table-row>
        <table:table-row table:style-name="ro2">
          <table:table-cell table:number-columns-repeated="4"/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23.2511306" calcext:value-type="float">
            <text:p>5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3.2511306" calcext:value-type="float">
            <text:p>523</text:p>
          </table:table-cell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554.365262" calcext:value-type="float">
            <text:p>55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87.3295358" calcext:value-type="float">
            <text:p>5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7.3295358" calcext:value-type="float">
            <text:p>587</text:p>
          </table:table-cell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622.2539674" calcext:value-type="float">
            <text:p>622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59.2551138" calcext:value-type="float">
            <text:p>6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9.2551138" calcext:value-type="float">
            <text:p>65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98.4564629" calcext:value-type="float">
            <text:p>6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98.4564629" calcext:value-type="float">
            <text:p>698</text:p>
          </table:table-cell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739.9888454" calcext:value-type="float">
            <text:p>740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83.990872" calcext:value-type="float">
            <text:p>7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3.990872" calcext:value-type="float">
            <text:p>784</text:p>
          </table:table-cell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830.6093952" calcext:value-type="float">
            <text:p>831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80" calcext:value-type="float">
            <text:p>880</text:p>
          </table:table-cell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float" office:value="932.327523" calcext:value-type="float">
            <text:p>932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87.7666025" calcext:value-type="float">
            <text:p>98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87.7666025" calcext:value-type="float">
            <text:p>988</text:p>
          </table:table-cell>
        </table:table-row>
        <table:table-row table:style-name="ro2">
          <table:table-cell table:number-columns-repeated="4"/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46.502261" calcext:value-type="float">
            <text:p>1047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1108.730524" calcext:value-type="float">
            <text:p>1109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74.659072" calcext:value-type="float">
            <text:p>1175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1244.507935" calcext:value-type="float">
            <text:p>1245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18.510228" calcext:value-type="float">
            <text:p>1319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96.912926" calcext:value-type="float">
            <text:p>1397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1479.977691" calcext:value-type="float">
            <text:p>1480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67.981744" calcext:value-type="float">
            <text:p>1568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1661.21879" calcext:value-type="float">
            <text:p>1661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60" calcext:value-type="float">
            <text:p>1760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float" office:value="1864.655046" calcext:value-type="float">
            <text:p>1865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975.533205" calcext:value-type="float">
            <text:p>1976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00-00-00</text:date>, <text:time style:data-style-name="N2" text:time-value="22:34:37.782463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0T17:06:06.272294970</meta:creation-date>
    <dc:date>2020-12-20T23:20:34.700392302</dc:date>
    <meta:editing-duration>PT45M24S</meta:editing-duration>
    <meta:editing-cycles>5</meta:editing-cycles>
    <meta:generator>LibreOffice/6.0.7.3$Linux_X86_64 LibreOffice_project/00m0$Build-3</meta:generator>
    <meta:document-statistic meta:table-count="1" meta:cell-count="103" meta:object-count="0"/>
  </office:meta>
</office:document-meta>
</file>